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ID number</text:p>
          </table:table-cell>
          <table:table-cell office:value-type="string">
            <text:p>Institution</text:p>
          </table:table-cell>
          <table:table-cell office:value-type="string">
            <text:p>Department</text:p>
          </table:table-cell>
          <table:table-cell office:value-type="string">
            <text:p>Email address</text:p>
          </table:table-cell>
          <table:table-cell office:value-type="string">
            <text:p>Assignment: task1 (Real)</text:p>
          </table:table-cell>
          <table:table-cell office:value-type="string">
            <text:p>Assignment: task2 (Real)</text:p>
          </table:table-cell>
          <table:table-cell office:value-type="string">
            <text:p>Quiz: qf (Real)</text:p>
          </table:table-cell>
          <table:table-cell office:value-type="string">
            <text:p>Assignment: test1 (Real)</text:p>
          </table:table-cell>
          <table:table-cell office:value-type="string">
            <text:p>Assignment: task3 (Real)</text:p>
          </table:table-cell>
          <table:table-cell office:value-type="string">
            <text:p>Quiz: [Deletion in progress] test one (Real)</text:p>
          </table:table-cell>
          <table:table-cell office:value-type="string">
            <text:p>Quiz: [Deletion in progress] quiz (Real)</text:p>
          </table:table-cell>
          <table:table-cell office:value-type="string">
            <text:p>Quiz: quiz_lesia (Real)</text:p>
          </table:table-cell>
          <table:table-cell office:value-type="string">
            <text:p>Quiz: wjefiwm3 (Real)</text:p>
          </table:table-cell>
          <table:table-cell office:value-type="string">
            <text:p>Quiz: Alex_quiz (Real)</text:p>
          </table:table-cell>
          <table:table-cell office:value-type="string">
            <text:p>Quiz: test_quiz (Real)</text:p>
          </table:table-cell>
          <table:table-cell office:value-type="string">
            <text:p>Quiz: цуа (Real)</text:p>
          </table:table-cell>
          <table:table-cell office:value-type="string">
            <text:p>Quiz: qfwe (Real)</text:p>
          </table:table-cell>
          <table:table-cell office:value-type="string">
            <text:p>Quiz: check (Real)</text:p>
          </table:table-cell>
          <table:table-cell office:value-type="string">
            <text:p>Course total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Artem</text:p>
          </table:table-cell>
          <table:table-cell office:value-type="string">
            <text:p>Kuptso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dad@gmail.com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55">
            <text:p>4.55</text:p>
          </table:table-cell>
          <table:table-cell office:value-type="float" office:value="214.55">
            <text:p>214.55</text:p>
          </table:table-cell>
          <table:table-cell office:value-type="string">
            <text:p>1684158305</text:p>
          </table:table-cell>
        </table:table-row>
        <table:table-row>
          <table:table-cell office:value-type="string">
            <text:p>test</text:p>
          </table:table-cell>
          <table:table-cell office:value-type="string">
            <text:p>t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st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3.33">
            <text:p>3.33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.33">
            <text:p>43.33</text:p>
          </table:table-cell>
          <table:table-cell office:value-type="string">
            <text:p>1684158305</text:p>
          </table:table-cell>
        </table:table-row>
        <table:table-row>
          <table:table-cell office:value-type="string">
            <text:p>test2</text:p>
          </table:table-cell>
          <table:table-cell office:value-type="string">
            <text:p>test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st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4">
            <text:p>7.14</text:p>
          </table:table-cell>
          <table:table-cell office:value-type="float" office:value="10.00">
            <text:p>10.00</text:p>
          </table:table-cell>
          <table:table-cell office:value-type="float" office:value="9.09">
            <text:p>9.09</text:p>
          </table:table-cell>
          <table:table-cell office:value-type="float" office:value="36.23">
            <text:p>36.23</text:p>
          </table:table-cell>
          <table:table-cell office:value-type="string">
            <text:p>1684158305</text:p>
          </table:table-cell>
        </table:table-row>
        <table:table-row>
          <table:table-cell office:value-type="string">
            <text:p>test3</text:p>
          </table:table-cell>
          <table:table-cell office:value-type="string">
            <text:p>test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st3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84158305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vwie@gmail.com</text:p>
          </table:table-cell>
          <table:table-cell office:value-type="float" office:value="100.00">
            <text:p>100.00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0.00">
            <text:p>300.00</text:p>
          </table:table-cell>
          <table:table-cell office:value-type="string">
            <text:p>1684158305</text:p>
          </table:table-cell>
        </table:table-row>
        <table:table-row>
          <table:table-cell office:value-type="string">
            <text:p>ef</text:p>
          </table:table-cell>
          <table:table-cell office:value-type="string">
            <text:p>we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l@gmail.com</text:p>
          </table:table-cell>
          <table:table-cell office:value-type="float" office:value="100.00">
            <text:p>10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0.00">
            <text:p>100.00</text:p>
          </table:table-cell>
          <table:table-cell office:value-type="string">
            <text:p>16841583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1.1+ (Build: 20230224)</meta:generator>
    <meta:initial-creator>Admin User</meta:initial-creator>
    <meta:creation-date>2023-05-15T16:45:05</meta:creation-date>
    <meta:document-statistic meta:table-count="1" meta:cell-count="0" meta:object-count="0"/>
  </office:meta>
</office:document-meta>
</file>